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302cm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2.947cm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3.325cm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181cm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2.0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39cm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1.03cm" fo:padding-top="0.13cm" fo:padding-bottom="0.13cm" fo:padding-left="0.25cm" fo:padding-right="0.25cm" fo:wrap-option="no-wrap" draw:shadow="hidden" draw:shadow-color="#cecece"/>
    </style:style>
    <style:style style:name="gr11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0.497cm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23cm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0.578cm"/>
    </style:style>
    <style:style style:name="gr14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0.518cm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align="center" text:enable-numbering="false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308cm" fo:margin-bottom="0cm" fo:line-height="100%" fo:text-align="center" text:enable-numbering="false" fo:text-indent="0cm"/>
    </style:style>
    <style:style style:name="P7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fo:font-family="Arial" style:font-pitch="variable" fo:font-size="12pt" style:font-size-asian="12pt" style:font-size-complex="12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 Tool Development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>
          <draw:text-box>
            <text:p text:style-name="P1">NETCONF Development Costs</text:p>
          </draw:text-box>
        </draw:frame>
        <draw:custom-shape draw:style-name="gr1" draw:text-style-name="P4" draw:layer="layout" svg:width="4.497cm" svg:height="1.562cm" svg:x="6.861cm" svg:y="4.492cm">
          <text:p text:style-name="P3"><text:span text:style-name="T1"><text:s text:c="2"/></text:span><text:span text:style-name="T1">Platform</text:span><text:span text:style-name="T1"><text:line-break/></text:span><text:span text:style-name="T1">instrumentation</text:span></text:p>
          <draw:enhanced-geometry svg:viewBox="0 0 21600 21600" draw:type="mso-spt202" draw:enhanced-path="M 0 0 L 21600 0 21600 21600 0 21600 0 0 Z N"/>
        </draw:custom-shape>
        <draw:frame draw:style-name="gr2" draw:layer="layout" svg:width="8.888cm" svg:height="1.187cm" svg:x="13.096cm" svg:y="15.86cm">
          <draw:text-box>
            <text:p text:style-name="P5">With YANG automation</text:p>
          </draw:text-box>
        </draw:frame>
        <draw:custom-shape draw:style-name="gr3" draw:text-style-name="P7" draw:layer="layout" svg:width="4.495cm" svg:height="3.207cm" svg:x="6.863cm" svg:y="6.034cm">
          <text:p text:style-name="P6"><text:span text:style-name="T2"/></text:p>
          <text:p text:style-name="P6"><text:span text:style-name="T1"><text:s/></text:span><text:span text:style-name="T1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4.495cm" svg:height="3.585cm" svg:x="6.868cm" svg:y="9.241cm">
          <text:p text:style-name="P6"><text:span text:style-name="T2"><text:s/></text:span></text:p>
          <text:p text:style-name="P6"><text:span text:style-name="T1"/></text:p>
          <text:p text:style-name="P6"><text:span text:style-name="T1">Model depend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4.485cm" svg:height="1.371cm" svg:x="6.882cm" svg:y="12.822cm">
          <text:p text:style-name="P3"><text:span text:style-name="T1"><text:s/></text:span><text:span text:style-name="T1">Model independ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95cm" svg:height="1.441cm" svg:x="6.87cm" svg:y="14.173cm">
          <text:p text:style-name="P3"><text:span text:style-name="T1">Common</text:span><text:span text:style-name="T1"><text:line-break/></text:span><text:span text:style-name="T1">protocol stack</text:span></text:p>
          <draw:enhanced-geometry svg:viewBox="0 0 21600 21600" draw:type="mso-spt202" draw:enhanced-path="M 0 0 L 21600 0 21600 21600 0 21600 0 0 Z N"/>
        </draw:custom-shape>
        <draw:line draw:style-name="gr7" draw:layer="layout" svg:x1="6.684cm" svg:y1="6.16cm" svg:x2="4.936cm" svg:y2="9.151cm">
          <text:p text:style-name="P5"/>
        </draw:line>
        <draw:line draw:style-name="gr7" draw:text-style-name="P8" draw:layer="layout" svg:x1="6.633cm" svg:y1="14.065cm" svg:x2="4.648cm" svg:y2="10.916cm">
          <text:p text:style-name="P5"/>
        </draw:line>
        <draw:frame draw:style-name="gr2" draw:text-style-name="P8" draw:layer="layout" svg:width="2.593cm" svg:height="1.763cm" svg:x="3.432cm" svg:y="9.173cm">
          <draw:text-box>
            <text:p text:style-name="P5"><text:span text:style-name="T3">NETCONF</text:span><text:span text:style-name="T3"><text:line-break/></text:span><text:span text:style-name="T3">database</text:span><text:span text:style-name="T3"><text:line-break/></text:span><text:span text:style-name="T3">access</text:span></text:p>
          </draw:text-box>
        </draw:frame>
        <draw:frame draw:style-name="gr8" draw:text-style-name="P9" draw:layer="layout" svg:width="2.593cm" svg:height="1.259cm" svg:x="3.846cm" svg:y="14.352cm">
          <draw:text-box draw:corner-radius="1.486cm">
            <text:p text:style-name="P5"><text:span text:style-name="T3">NETCONF</text:span><text:span text:style-name="T3"><text:line-break/></text:span><text:span text:style-name="T3">operations</text:span></text:p>
          </draw:text-box>
        </draw:frame>
        <draw:frame draw:style-name="gr9" draw:text-style-name="P9" draw:layer="layout" svg:width="2.743cm" svg:height="1.352cm" svg:x="3.797cm" svg:y="4.701cm">
          <draw:text-box draw:corner-radius="1.486cm">
            <text:p text:style-name="P5"><text:span text:style-name="T3">Networking feature</text:span></text:p>
          </draw:text-box>
        </draw:frame>
        <draw:custom-shape draw:style-name="gr1" draw:text-style-name="P4" draw:layer="layout" svg:width="4.472cm" svg:height="1.562cm" svg:x="15.226cm" svg:y="9.869cm">
          <text:p text:style-name="P3"><text:span text:style-name="T1"><text:s text:c="2"/></text:span><text:span text:style-name="T1">Platform</text:span><text:span text:style-name="T1"><text:line-break/></text:span><text:span text:style-name="T1">instrumentation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4.486cm" svg:height="1.29cm" svg:x="15.226cm" svg:y="11.383cm">
          <text:p text:style-name="P6"><text:span text:style-name="T2"><text:s/></text:span><text:span text:style-name="T1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4.495cm" svg:height="0.816cm" svg:x="15.222cm" svg:y="12.634cm">
          <text:p text:style-name="P6"><text:span text:style-name="T2"><text:s/></text:span><text:span text:style-name="T1">Model dependent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4.495cm" svg:height="1.49cm" svg:x="15.219cm" svg:y="14.109cm">
          <text:p text:style-name="P3"><text:span text:style-name="T1">Common</text:span><text:span text:style-name="T1"><text:line-break/></text:span><text:span text:style-name="T1">protocol stack</text:span></text:p>
          <draw:enhanced-geometry svg:viewBox="0 0 21600 21600" draw:type="mso-spt202" draw:enhanced-path="M 0 0 L 21600 0 21600 21600 0 21600 0 0 Z N"/>
        </draw:custom-shape>
        <draw:frame draw:style-name="gr13" draw:text-style-name="P5" draw:layer="layout" svg:width="7.331cm" svg:height="1.187cm" svg:x="4.397cm" svg:y="15.834cm">
          <draw:text-box>
            <text:p text:style-name="P5">Without automation</text:p>
          </draw:text-box>
        </draw:frame>
        <draw:custom-shape draw:style-name="gr14" draw:text-style-name="P4" draw:layer="layout" svg:width="4.497cm" svg:height="0.778cm" svg:x="15.215cm" svg:y="13.408cm">
          <text:p text:style-name="P3"><text:span text:style-name="T1"><text:s/></text:span><text:span text:style-name="T1">Model independ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85cm" svg:height="9.662cm" svg:x="3.259cm" svg:y="1.936cm" draw:page-number="1"/>
          <draw:frame presentation:style-name="pr2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8.044cm" svg:height="0.849cm" svg:x="8.678cm" svg:y="17.356cm" presentation:class="footer">
        <draw:text-box>
          <text:p text:style-name="P4"><text:span text:style-name="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draw:rect draw:style-name="gr5" draw:text-style-name="P6" draw:layer="backgroundobjects" svg:width="19.4cm" svg:height="25.78cm" svg:x="0cm" svg:y="0cm">
          <text:p/>
        </draw:rect>
        <draw:frame presentation:style-name="pr2" draw:text-style-name="P7" draw:layer="backgroundobjects" svg:width="8.409cm" svg:height="1.293cm" svg:x="-0.001cm" svg:y="-0.004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41cm" svg:height="1.293cm" svg:x="10.993cm" svg:y="-0.004cm" presentation:class="date-time">
          <draw:text-box>
            <text:p text:style-name="P8"><text:span text:style-name="T3"><presentation:date-time/></text:span></text:p>
          </draw:text-box>
        </draw:frame>
        <draw:frame presentation:style-name="pr3" draw:text-style-name="P7" draw:layer="backgroundobjects" svg:width="8.409cm" svg:height="1.293cm" svg:x="-0.001cm" svg:y="24.491cm" presentation:class="footer">
          <draw:text-box>
            <text:p text:style-name="P7"><text:span text:style-name="T3"><presentation:footer/></text:span></text:p>
          </draw:text-box>
        </draw:frame>
        <draw:frame presentation:style-name="pr3" draw:text-style-name="P8" draw:layer="backgroundobjects" svg:width="8.41cm" svg:height="1.293cm" svg:x="10.993cm" svg:y="24.491cm" presentation:class="page-number">
          <draw:text-box>
            <text:p text:style-name="P8"><text:span text:style-name="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2cm" svg:x="17.254cm" svg:y="24.685cm">
          <text:p text:style-name="P9"><text:span text:style-name="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</dc:creator>
    <dc:date>2009-03-19T15:28:36</dc:date>
    <meta:print-date>2000-12-09T21:37:10</meta:print-date>
    <meta:editing-cycles>622</meta:editing-cycles>
    <meta:editing-duration>P39DT23H17M28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